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ce16" style:family="table-cell" style:parent-style-name="Default">
      <style:table-cell-properties fo:wrap-option="wrap" style:vertical-align="top"/>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2" office:value-type="string" calcext:value-type="string">
            <text:p>Info</text:p>
          </table:table-cell>
          <table:table-cell office:value-type="string" calcext:value-type="string">
            <text:p>Informacje</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QuitDialogBoxText</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e produkty i zaspokajają potrzeby lidera partii. W następstwie dodania nowego pokoju, usuwane jest poprzednie wnętrze i zostaje uruchomiona sekwencja animacji, m.in. przemalowywanie ścian i podłóg, które są obsługiwane przez dedykowany shader. Dodatkowo, na uwagę zasługuje system nakładania półprzezroczystego podglądu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wczytywany w momencie uruchomienia gry i generuje on siatkę połączonych ze sobą punktów. W celu wyznaczenia najefektywniejszej ścieżki, wykorzystywany jest algorytm AStar, co pozwala na przemieszczanie pracowników między pokojami. Pozycjonowanie wewnątrz danego pokoju, odbywa się natomiast z użyciem odpowiedniego zestawu animacji.</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pozwala na przypisywanie pracowników do różnych pokojów. Wspomniani pracownicy generują dochody oraz dobra, które muszą zostać dostarczone do najbliższego magazynu. Realizacja zadań związana jest ze zdobywaniem doświadczenia, odbywa się to jednak kosztem energii, którą pracownicy mogą regenerować w pokojach relaksacyjnych.</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umiejętności, przykładowo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czy płeć.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W edytorze, elementy interfejsu są rozmieszczane automatycznie po dodaniu komponentu Layout Fram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Układ i Wyrównywanie</text:p>
          </table:table-cell>
        </table:table-row>
        <table:table-row table:style-name="ro5">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4">Komponent Layout Frame pozwala zarządzać układem elementów podrzędnych. Wspominane elementy mogą być ułożone poziomo, pionowo lub w trybie zawijania, który działa podobnie do pozycjonowania teksu, powodując przemieszczenie nadmiarowych elementów do następnej linii</text:span>. Istnieje możliwość pozycjonowania ramek,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tak aby zajmowały dostępną przestrzeń lub dopasowywały się do zawartości zarówno w pionie, jak i w poziomie. Wprowadzono również właściwości rotacji oraz przesunięcia zawartości, które pozwalają na tworzenie animacji bez konieczności rekalkulacji całego układ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zamiast zmuszać użytkownika do dostosowywania pozycji każdego elementu z osobna, pozwala zarządzać pozycjonowaniem wielu elementów za pomocą skromnego zbioru właściwości.</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5">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Istotną wadą zaproponowanego rozwiązania jest możliwość napotkania sytuacji, którą można określić jako kolizję. Przykładowo, występuje ona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5">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5">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ę tabeli i klucz) zarejestrowanych elementów tekstowych. Każdy ze wspomnianych elementów jest przechowywany w bazie danych pod unikalnym identyfikatorem. Pozwala to na bezpieczną modyfikację nie tylko właściwości elementu, ale również całej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aawansowanego oprogramowania.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Użycie</text:p>
          </table:table-cell>
        </table:table-row>
        <table:table-row table:style-name="ro5">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wspieranego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5">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ten jest dedykowany dla platformy PC, a jego rozwój przebiega z wykorzystaniem silnika Godot Game Engine. Na aktualnym stadium opracowania, gra umożliwia użytkownikom tworzenie budynków i dróg, gromadzenie zasobów i przydzielanie zadań. Aby usprawn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5">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Stare Projekty</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6">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7">
          <table:table-cell office:value-type="string" calcext:value-type="string">
            <text:p>WelcomeDialogBoxText1</text:p>
          </table:table-cell>
          <table:table-cell office:value-type="string" calcext:value-type="string">
            <text:p>Hello and welcome to my little showreel application! I'm really happy you made it this far, as downloading and installing an app takes a bit of effort, so thank you once again!</text:p>
          </table:table-cell>
          <table:table-cell office:value-type="string" calcext:value-type="string">
            <text:p>Cześć! Witam w mojej skromnej aplikacji pokazowej. Szczerze powiedziawszy to cieszę się, że dotarłeś/łaś aż tutaj, szczególnie, że program nie pobiera i nie instaluje się sam, zatem jeszcze raz dzięki!</text:p>
          </table:table-cell>
        </table:table-row>
        <table:table-row table:style-name="ro4">
          <table:table-cell office:value-type="string" calcext:value-type="string">
            <text:p>WelcomeDialogBoxText2</text:p>
          </table:table-cell>
          <table:table-cell office:value-type="string" calcext:value-type="string">
            <text:p>Now, before you dive in, there are a few things to keep in mind. First, here's a handy tip: check the corners of the window for navigation buttons. You can also control the entire application using your keyboard. If you're curious about what each button does, just click the info button in the top right corner.</text:p>
          </table:table-cell>
          <table:table-cell office:value-type="string" calcext:value-type="string">
            <text:p>Teraz, zanim przejdziesz dalej, jest kilka spraw do omówienia. Po pierwsze, mała wskazówka: rzuć okiem na rogi ekranu, to tam znajduje się większość przycisków. Pamiętaj też, że całą aplikację można kontrolować za pomocą klawiatury, jeśli chcesz się dowiedzieć co dany klawisz robi, poszukaj przycisku info w prawym górnym rogu.</text:p>
          </table:table-cell>
        </table:table-row>
        <table:table-row table:style-name="ro8">
          <table:table-cell office:value-type="string" calcext:value-type="string">
            <text:p>WelcomeDialogBoxText3</text:p>
          </table:table-cell>
          <table:table-cell office:value-type="string" calcext:value-type="string">
            <text:p>Secondly, I assume you downloaded this app from the source, so you might have already visited my repository. If you haven't, no worries - here's a &lt;link href="https://github.com/mike4bc4/showreel"&gt;link&lt;/link&gt; for you.</text:p>
          </table:table-cell>
          <table:table-cell office:value-type="string" calcext:value-type="string">
            <text:p><text:span text:style-name="T5">Druga rzecz, zakładam, że pobrałeś/łaś aplikację ze źródła, więc pewnie kojarzysz już moje repozytorium. Ale jeśli z jakiegoś powodu tak się nie stało, to tu masz </text:span><text:span text:style-name="T3">&lt;link href="https://github.com/mike4bc4/showreel"&gt;link&lt;/link&gt;.</text:span></text:p>
          </table:table-cell>
        </table:table-row>
        <table:table-row table:style-name="ro7">
          <table:table-cell office:value-type="string" calcext:value-type="string">
            <text:p>WelcomeDialogBoxText4</text:p>
          </table:table-cell>
          <table:table-cell office:value-type="string" calcext:value-type="string">
            <text:p>Lastly, while this app showcases some of my projects, it's also quite enjoyable to explore on its own. Here are a few links to some interesting parts of the code:</text:p>
          </table:table-cell>
          <table:table-cell table:style-name="ce16" office:value-type="string" calcext:value-type="string">
            <text:p>Na koniec, o ile zadaniem tej aplikacji jest zaprezentować kilka moich projektów, to apka sama w sobie jest warta przejrzenia. Poniżej znajdziesz kilka linków do ciekawszych części programu:</text:p>
          </table:table-cell>
        </table:table-row>
        <table:table-row table:style-name="ro8">
          <table:table-cell office:value-type="string" calcext:value-type="string">
            <text:p>BoardsSystemLink</text:p>
          </table:table-cell>
          <table:table-cell office:value-type="string" calcext:value-type="string">
            <text:p>&lt;link href="https://github.com/mike4bc4/showreel/tree/master/Assets/Scripts/Boards"&gt;Boards System&lt;/link&gt; - Boards are made up of layers that work together like a composite, using a state pattern to ensure smooth navigation.</text:p>
          </table:table-cell>
          <table:table-cell table:style-name="ce11" office:value-type="string" calcext:value-type="string">
            <text:p>&lt;link href="https://github.com/mike4bc4/showreel/tree/master/Assets/Scripts/Boards"&gt;System Plansz&lt;/link&gt; - Plansze to takie kompozyty warstw, które wykorzystują wzorzec "state", żeby przełączać się między sobą.</text:p>
          </table:table-cell>
        </table:table-row>
        <table:table-row table:style-name="ro8">
          <table:table-cell office:value-type="string" calcext:value-type="string">
            <text:p>ControlsLink</text:p>
          </table:table-cell>
          <table:table-cell office:value-type="string" calcext:value-type="string">
            <text:p>&lt;link href="https://github.com/mike4bc4/showreel/tree/master/Assets/Scripts/Controls/Raw"&gt;Controls&lt;/link&gt; - If you know your way around Unity Toolkit, you should definitely take a look at those custom controls.</text:p>
          </table:table-cell>
          <table:table-cell table:style-name="ce11" office:value-type="string" calcext:value-type="string">
            <text:p>&lt;link href="https://github.com/mike4bc4/showreel/tree/master/Assets/Scripts/Controls/Raw"&gt;Kontrolki&lt;/link&gt; - Jeśli znasz się na UI Toolkicie, to być może zainteresują cię niestandardowe kontrolki.</text:p>
          </table:table-cell>
        </table:table-row>
        <table:table-row table:style-name="ro4">
          <table:table-cell office:value-type="string" calcext:value-type="string">
            <text:p>KeyframeSystemLink</text:p>
          </table:table-cell>
          <table:table-cell office:value-type="string" calcext:value-type="string">
            <text:p>&lt;link href="https://github.com/mike4bc4/showreel/tree/master/Assets/Scripts/KeyframeSystem"&gt;Keyframe System&lt;/link&gt; - This is a better animation component that lets you animate more than just serialized properties.</text:p>
          </table:table-cell>
          <table:table-cell table:style-name="ce11" office:value-type="string" calcext:value-type="string">
            <text:p>&lt;link href="https://github.com/mike4bc4/showreel/tree/master/Assets/Scripts/KeyframeSystem"&gt;System Klatek&lt;/link&gt; - To jest w zasadzie ulepszony komponent Animation, jednak w przeciwieństwie do niego, obsługuje nie tylko właściwości serializowane.</text:p>
          </table:table-cell>
        </table:table-row>
        <table:table-row table:style-name="ro8">
          <table:table-cell office:value-type="string" calcext:value-type="string">
            <text:p>LayerManagementLink</text:p>
          </table:table-cell>
          <table:table-cell office:value-type="string" calcext:value-type="string">
            <text:p>&lt;link href="https://github.com/mike4bc4/showreel/tree/master/Assets/Scripts/Layers"&gt;Layer Management&lt;/link&gt; - This app has multiple UI layers that are displayed through a custom rendering pipeline!</text:p>
          </table:table-cell>
          <table:table-cell table:style-name="ce11" office:value-type="string" calcext:value-type="string">
            <text:p>&lt;link href="https://github.com/mike4bc4/showreel/tree/master/Assets/Scripts/Layers"&gt;Zarządzanie Warstwami&lt;/link&gt; - Aplikacja zawiera interfejs zbudowany z wielu warstw, który jest generowany przez dedykowany system renderowania.</text:p>
          </table:table-cell>
        </table:table-row>
        <table:table-row table:style-name="ro4">
          <table:table-cell office:value-type="string" calcext:value-type="string">
            <text:p>LocalizationLink</text:p>
          </table:table-cell>
          <table:table-cell office:value-type="string" calcext:value-type="string">
            <text:p>&lt;link href="https://github.com/mike4bc4/showreel/tree/master/Assets/Scripts/Localization"&gt;Localization&lt;/link&gt; - Even though the localization system is included in this presentation (spoiler alert), I'm just using a simplified version here.</text:p>
          </table:table-cell>
          <table:table-cell table:style-name="ce11" office:value-type="string" calcext:value-type="string">
            <text:p>&lt;link href="https://github.com/mike4bc4/showreel/tree/master/Assets/Scripts/Localization"&gt;Lokalizacja&lt;/link&gt; - Niniejsza prezentacja co prawda zawiera system lokalizacji (spoiler), ale tutaj również takowa jest wykorzystywana - w uproszczonej formie.</text:p>
          </table:table-cell>
        </table:table-row>
        <table:table-row table:style-name="ro1">
          <table:table-cell table:number-columns-repeated="2" office:value-type="string" calcext:value-type="string">
            <text:p>General</text:p>
          </table:table-cell>
          <table:table-cell office:value-type="string" calcext:value-type="string">
            <text:p>Ogólne</text:p>
          </table:table-cell>
        </table:table-row>
        <table:table-row table:style-name="ro2">
          <table:table-cell office:value-type="string" calcext:value-type="string">
            <text:p>InfoDialogBoxGeneralText</text:p>
          </table:table-cell>
          <table:table-cell office:value-type="string" calcext:value-type="string">
            <text:p><text:span text:style-name="T1">The primary objective of this application is to showcase my software development capabilities. Although significant effort has been dedicated to ensuring it is free of bugs, there remains a possibility that you may experience errors or malfunctions while using the application. Should you encounter any issues, please feel free to send an email to &lt;link href="</text:span><text:span text:style-name="T2">mailto:mchkafka@gmail.com</text:span>"&gt;this address&lt;/link&gt;, detailing the problem you have faced.</text:p>
          </table:table-cell>
          <table:table-cell office:value-type="string" calcext:value-type="string">
            <text:p>Głównym celem tej aplikacji jest zaprezentowanie moich umiejętności dotyczących tworzenia oprogramowania i chociaż dołożyłem wszelkich starań by była ona pozbawiona błędów, istnieje możliwość, że aplikacja nie będzie działać prawidłowo. Gdybyś więc podczas korzystania z niej spotkał(-a) się z problemami, możesz mnie o tym poinformować, wysyłając wiadomość e-mail na &lt;link href="mailto:mchkafka@gmail.com"&gt;ten adres&lt;/link&gt; wraz z opisem napotkanego błędu.</text:p>
          </table:table-cell>
        </table:table-row>
        <table:table-row table:style-name="ro1">
          <table:table-cell table:number-columns-repeated="2" office:value-type="string" calcext:value-type="string">
            <text:p>Interface</text:p>
          </table:table-cell>
          <table:table-cell office:value-type="string" calcext:value-type="string">
            <text:p>Interfejs</text:p>
          </table:table-cell>
        </table:table-row>
        <table:table-row table:style-name="ro4">
          <table:table-cell office:value-type="string" calcext:value-type="string">
            <text:p>InfoDialogBoxInterfaceText1</text:p>
          </table:table-cell>
          <table:table-cell office:value-type="string" calcext:value-type="string">
            <text:p>The primary user interface layer consists of five buttons. Two buttons are located in the bottom left and right corners of the screen, enabling users to switch between the displayed boards. Additionally, three buttons are positioned in the upper right corner, providing options to display current dialog box, access settings, or open the quit window.</text:p>
          </table:table-cell>
          <table:table-cell office:value-type="string" calcext:value-type="string">
            <text:p>Główna warstwa interfejsu użytkownika zawiera pięć przycisków. Dwa z nich znajdują się w prawym oraz lewym dolnym rogu ekranu i pozwalają przełączać wyświetlane plansze. Ponadto, w prawym górnym rogu umieszczono trzy przyciski pozwalające na wyświetlenie niniejszego okna, dostęp do ustawień oraz wyjście z aplikacji.</text:p>
          </table:table-cell>
        </table:table-row>
        <table:table-row table:style-name="ro7">
          <table:table-cell office:value-type="string" calcext:value-type="string">
            <text:p>InfoDialogBoxInterfaceText2</text:p>
          </table:table-cell>
          <table:table-cell office:value-type="string" calcext:value-type="string">
            <text:p>Each board that presents the project description is designed to be interactive. Users can click on each item in the bullet list, which will trigger the display of an appropriate video showcasing the feature in the area adjacent to the bullet list.</text:p>
          </table:table-cell>
          <table:table-cell office:value-type="string" calcext:value-type="string">
            <text:p>Każda plansza, która prezentuje określony projekt jest interaktywna. Możesz kliknąć w element listy wypunktowanej, co spowoduje wyświetlenie się odpowiedniego filmu, prezentującego daną cechę projektu w obszarze obok listy.</text:p>
          </table:table-cell>
        </table:table-row>
        <table:table-row table:style-name="ro7">
          <table:table-cell office:value-type="string" calcext:value-type="string">
            <text:p>InfoDialogBoxInterfaceText3</text:p>
          </table:table-cell>
          <table:table-cell office:value-type="string" calcext:value-type="string">
            <text:p>Every board features animation, and I recognize that repeatedly viewing the same animation may become monotonous. Therefore, the majority of animations can be bypassed by pressing any key on your keyboard.</text:p>
          </table:table-cell>
          <table:table-cell office:value-type="string" calcext:value-type="string">
            <text:p>Przełączanie plansz jest związane z odtworzeniem animacji, których wielokrotne wyświetlanie może okazać się monotonnym doświadczeniem, toteż wiele z nich można pominąć, naciskając dowolny przycisk na klawiaturze. <text:s text:c="7"/></text:p>
          </table:table-cell>
        </table:table-row>
        <table:table-row table:style-name="ro1">
          <table:table-cell table:number-columns-repeated="2" office:value-type="string" calcext:value-type="string">
            <text:p>Shortcuts</text:p>
          </table:table-cell>
          <table:table-cell office:value-type="string" calcext:value-type="string">
            <text:p>Skróty Klawiszowe</text:p>
          </table:table-cell>
        </table:table-row>
        <table:table-row table:style-name="ro1">
          <table:table-cell table:number-columns-repeated="2" office:value-type="string" calcext:value-type="string">
            <text:p>Command</text:p>
          </table:table-cell>
          <table:table-cell office:value-type="string" calcext:value-type="string">
            <text:p>Komenda</text:p>
          </table:table-cell>
        </table:table-row>
        <table:table-row table:style-name="ro1">
          <table:table-cell table:number-columns-repeated="2" office:value-type="string" calcext:value-type="string">
            <text:p>Keys</text:p>
          </table:table-cell>
          <table:table-cell office:value-type="string" calcext:value-type="string">
            <text:p>Klawisze</text:p>
          </table:table-cell>
        </table:table-row>
        <table:table-row table:style-name="ro1">
          <table:table-cell office:value-type="string" calcext:value-type="string">
            <text:p>OpenInfoDialog</text:p>
          </table:table-cell>
          <table:table-cell office:value-type="string" calcext:value-type="string">
            <text:p>Open Info Dialog</text:p>
          </table:table-cell>
          <table:table-cell office:value-type="string" calcext:value-type="string">
            <text:p>Otwórz Okno Informacji</text:p>
          </table:table-cell>
        </table:table-row>
        <table:table-row table:style-name="ro1">
          <table:table-cell table:number-columns-repeated="2" office:value-type="string" calcext:value-type="string">
            <text:p>Confirm</text:p>
          </table:table-cell>
          <table:table-cell office:value-type="string" calcext:value-type="string">
            <text:p>Potwierdź</text:p>
          </table:table-cell>
        </table:table-row>
        <table:table-row table:style-name="ro1">
          <table:table-cell table:number-columns-repeated="2" office:value-type="string" calcext:value-type="string">
            <text:p>Forward</text:p>
          </table:table-cell>
          <table:table-cell office:value-type="string" calcext:value-type="string">
            <text:p>Naprzód</text:p>
          </table:table-cell>
        </table:table-row>
        <table:table-row table:style-name="ro1">
          <table:table-cell table:number-columns-repeated="2" office:value-type="string" calcext:value-type="string">
            <text:p>Backward</text:p>
          </table:table-cell>
          <table:table-cell office:value-type="string" calcext:value-type="string">
            <text:p>Wstecz</text:p>
          </table:table-cell>
        </table:table-row>
        <table:table-row table:style-name="ro1">
          <table:table-cell office:value-type="string" calcext:value-type="string">
            <text:p>OpenSettings</text:p>
          </table:table-cell>
          <table:table-cell office:value-type="string" calcext:value-type="string">
            <text:p>Open Settings</text:p>
          </table:table-cell>
          <table:table-cell office:value-type="string" calcext:value-type="string">
            <text:p>Otwórz Ustawienia</text:p>
          </table:table-cell>
        </table:table-row>
        <table:table-row table:style-name="ro1">
          <table:table-cell office:value-type="string" calcext:value-type="string">
            <text:p>RightArrow</text:p>
          </table:table-cell>
          <table:table-cell office:value-type="string" calcext:value-type="string">
            <text:p>Right Arrow</text:p>
          </table:table-cell>
          <table:table-cell office:value-type="string" calcext:value-type="string">
            <text:p>Prawa Strzałka</text:p>
          </table:table-cell>
        </table:table-row>
        <table:table-row table:style-name="ro1">
          <table:table-cell office:value-type="string" calcext:value-type="string">
            <text:p>LeftArrow</text:p>
          </table:table-cell>
          <table:table-cell office:value-type="string" calcext:value-type="string">
            <text:p>Left Arrow</text:p>
          </table:table-cell>
          <table:table-cell office:value-type="string" calcext:value-type="string">
            <text:p>Lewa Strzałka</text:p>
          </table:table-cell>
        </table:table-row>
        <table:table-row table:style-name="ro1">
          <table:table-cell office:value-type="string" calcext:value-type="string">
            <text:p>TheEnd</text:p>
          </table:table-cell>
          <table:table-cell office:value-type="string" calcext:value-type="string">
            <text:p>The End</text:p>
          </table:table-cell>
          <table:table-cell office:value-type="string" calcext:value-type="string">
            <text:p>Koniec</text:p>
          </table:table-cell>
        </table:table-row>
        <table:table-row table:style-name="ro6">
          <table:table-cell office:value-type="string" calcext:value-type="string">
            <text:p>FinalDialogBoxText</text:p>
          </table:table-cell>
          <table:table-cell office:value-type="string" calcext:value-type="string">
            <text:p>You have reached the end of the presentation. Would you like to quit, or rather prefer to stay?</text:p>
          </table:table-cell>
          <table:table-cell office:value-type="string" calcext:value-type="string">
            <text:p>Dotarłeś\łaś do końca prezentacji. Chcesz ją opuścić, czy może wolisz jeszcze zostać?</text:p>
          </table:table-cell>
        </table:table-row>
        <table:table-row table:style-name="ro1">
          <table:table-cell table:number-columns-repeated="2" office:value-type="string" calcext:value-type="string">
            <text:p>Quit</text:p>
          </table:table-cell>
          <table:table-cell office:value-type="string" calcext:value-type="string">
            <text:p>Wyjdź</text:p>
          </table:table-cell>
        </table:table-row>
        <table:table-row table:style-name="ro1">
          <table:table-cell table:number-columns-repeated="2" office:value-type="string" calcext:value-type="string">
            <text:p>Stay</text:p>
          </table:table-cell>
          <table:table-cell office:value-type="string" calcext:value-type="string">
            <text:p>Zostań</text:p>
          </table:table-cell>
        </table:table-row>
        <table:table-row table:style-name="ro1">
          <table:table-cell table:number-columns-repeated="2" office:value-type="string" calcext:value-type="string">
            <text:p>Links</text:p>
          </table:table-cell>
          <table:table-cell office:value-type="string" calcext:value-type="string">
            <text:p>Linki</text:p>
          </table:table-cell>
        </table:table-row>
        <table:table-row table:style-name="ro3">
          <table:table-cell office:value-type="string" calcext:value-type="string">
            <text:p>LinksText1</text:p>
          </table:table-cell>
          <table:table-cell office:value-type="string" calcext:value-type="string">
            <text:p><text:span text:style-name="T1">I am providing a limited number of links to my repository, as many of my incomplete projects are private and I prefer not to disclose them to the general public. Nevertheless, if you have a genuine interest in these projects, please feel free to </text:span><text:span text:style-name="T2">&lt;link href="mailto:mchkafka@gmail.com"&gt;</text:span><text:span text:style-name="T3">reach out</text:span><text:span text:style-name="T2">&lt;/link&gt; </text:span><text:span text:style-name="T3">to me </text:span>for further discussion.</text:p>
          </table:table-cell>
          <table:table-cell office:value-type="string" calcext:value-type="string">
            <text:p><text:span text:style-name="T5">Liczba zamieszczonych tutaj odnośników do mojego repozytorium jest ograniczona. Wynika to z faktu, że większość moich projektów to projekty prywatne, którymi nie chcę się dzielić z szerszą publicznością. Jednakże, jeśli rzeczywiście jesteś zainteresowany/na tymi projektami, możesz się ze mną &lt;link href="mailto:mchkafka@gmail.com"&gt;</text:span><text:span text:style-name="T3">skontaktować</text:span><text:span text:style-name="T2">&lt;/link&gt;</text:span>.</text:p>
          </table:table-cell>
        </table:table-row>
        <table:table-row table:style-name="ro8">
          <table:table-cell office:value-type="string" calcext:value-type="string">
            <text:p>LinksText2</text:p>
          </table:table-cell>
          <table:table-cell office:value-type="string" calcext:value-type="string">
            <text:p>It is important to recognize that the majority of projects do not possess a "release" version, indicating that they are either still in development or are no longer actively maintained. Consequently, utilizing these projects may lead to errors or result in complete non-functionality.</text:p>
          </table:table-cell>
          <table:table-cell office:value-type="string" calcext:value-type="string">
            <text:p>Należy zauważyć, że większość moich projektów nie posiada wersji "release", oznacza to, że są w trakcie rozwoju lub nie są już w żaden sposób wspierane. Próba korzystania z tychże projektów może prowadzić do wystąpienia licznych błędów lub całkowitej utraty funkcjonalności.</text:p>
          </table:table-cell>
        </table:table-row>
        <table:table-row table:style-name="ro6">
          <table:table-cell office:value-type="string" calcext:value-type="string">
            <text:p>ShowreelLink</text:p>
          </table:table-cell>
          <table:table-cell office:value-type="string" calcext:value-type="string">
            <text:p>&lt;link href="https://github.com/mike4bc4/showreel"&gt;Showreel&lt;/link&gt;</text:p>
          </table:table-cell>
          <table:table-cell table:style-name="ce11" office:value-type="string" calcext:value-type="string">
            <text:p>&lt;link href="https://github.com/mike4bc4/showreel"&gt;Showreel&lt;/link&gt;</text:p>
          </table:table-cell>
        </table:table-row>
        <table:table-row table:style-name="ro9">
          <table:table-cell office:value-type="string" calcext:value-type="string">
            <text:p>LocalizationPluginLink</text:p>
          </table:table-cell>
          <table:table-cell office:value-type="string" calcext:value-type="string">
            <text:p>&lt;link href="https://github.com/mike4bc4/com.dartworks.uidocumentlocalization"&gt;Localization Plugin&lt;/link&gt;</text:p>
          </table:table-cell>
          <table:table-cell table:style-name="ce11" office:value-type="string" calcext:value-type="string">
            <text:p>&lt;link href="https://github.com/mike4bc4/com.dartworks.uidocumentlocalization"&gt;Dodatek Lokalizacji&lt;/link&gt;</text:p>
          </table:table-cell>
        </table:table-row>
        <table:table-row table:style-name="ro9">
          <table:table-cell office:value-type="string" calcext:value-type="string">
            <text:p>AerobaticAircraftEngineLink</text:p>
          </table:table-cell>
          <table:table-cell office:value-type="string" calcext:value-type="string">
            <text:p>&lt;link href="https://github.com/mike4bc4/pwag_game"&gt;Aerobatic Aircraft Game Engine&lt;/link&gt;</text:p>
          </table:table-cell>
          <table:table-cell table:style-name="ce11" office:value-type="string" calcext:value-type="string">
            <text:p>&lt;link href="https://github.com/mike4bc4/pwag_game"&gt;Samolot Akrobacyjny - Silnik Gry&lt;/link&gt;</text:p>
          </table:table-cell>
        </table:table-row>
        <table:table-row table:style-name="ro1" table:number-rows-repeated="1048464">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12:59:18.3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date>2024-10-09T13:07:56.590000000</dc:date>
    <meta:editing-duration>PT7H51M28S</meta:editing-duration>
    <meta:editing-cycles>132</meta:editing-cycles>
    <meta:document-statistic meta:table-count="1" meta:cell-count="333" meta:object-count="0"/>
  </office:meta>
</office:document-meta>
</file>